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8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stroke="none" svg:stroke-color="#000000" draw:fill="none" draw:fill-color="#ffffff" fo:min-height="0.904cm"/>
    </style:style>
    <style:style style:name="gr8" style:family="graphic" style:parent-style-name="objectwithoutfill">
      <style:graphic-properties draw:stroke="dash" draw:stroke-dash="Ultrafine_20_Dashed" svg:stroke-color="#ff0000" draw:marker-end="Arrow" draw:marker-end-width="0.3cm" draw:fill="none" draw:textarea-vertical-align="middle"/>
    </style:style>
    <style:style style:name="gr9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cm" fo:min-width="15.2cm"/>
    </style:style>
    <style:style style:name="P1" style:family="paragraph">
      <style:paragraph-properties fo:text-align="start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start"/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text-underline-style="none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g>
          <draw:custom-shape draw:style-name="gr1" draw:text-style-name="P2" draw:layer="layout" svg:width="3cm" svg:height="4.3cm" svg:x="1.4cm" svg:y="2.6cm">
            <text:p text:style-name="P1"><text:span text:style-name="T1">CODAL</text:span></text:p>
            <text:p text:style-name="P1"><text:span text:style-name="T2">NUMEX</text:span></text:p>
            <text:p text:style-name="P1"><text:span text:style-name="T2">COGNOM1</text:span></text:p>
            <text:p text:style-name="P1"><text:span text:style-name="T2">COGNOM2</text:span></text:p>
            <text:p text:style-name="P1"><text:span text:style-name="T2">NOM</text:span></text:p>
            <text:p text:style-name="P1"><text:span text:style-name="T2">CODCURS</text:span></text:p>
            <text:p text:style-name="P1"><text:span text:style-name="T2">NOMCURS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2.3cm" svg:height="1.05cm" svg:x="1.75cm" svg:y="1.7cm">
            <draw:text-box>
              <text:p text:style-name="P3"><text:span text:style-name="T3">FGAL</text:span></text:p>
            </draw:text-box>
          </draw:frame>
        </draw:g>
        <draw:g>
          <draw:custom-shape draw:style-name="gr1" draw:text-style-name="P4" draw:layer="layout" svg:width="3.027cm" svg:height="3.7cm" svg:x="5.873cm" svg:y="2.6cm">
            <text:p text:style-name="P1"><text:span text:style-name="T1">CODCURS</text:span></text:p>
            <text:p text:style-name="P1"><text:span text:style-name="T1">CODASSIG</text:span></text:p>
            <text:p text:style-name="P1"><text:span text:style-name="T2">NOMCURS</text:span></text:p>
            <text:p text:style-name="P1"><text:span text:style-name="T2">NOMASSIG</text:span></text:p>
            <text:p text:style-name="P1"><text:span text:style-name="T2">CODPROF</text:span></text:p>
            <text:p text:style-name="P1"><text:span text:style-name="T2">NOMPRO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3.649cm" svg:height="1.05cm" svg:x="5.851cm" svg:y="1.7cm">
            <draw:text-box>
              <text:p text:style-name="P3"><text:span text:style-name="T3">FASSIGN</text:span></text:p>
            </draw:text-box>
          </draw:frame>
        </draw:g>
        <draw:g>
          <draw:g>
            <draw:custom-shape draw:style-name="gr1" draw:text-style-name="P2" draw:layer="layout" svg:width="3.6cm" svg:height="5.45cm" svg:x="10.2cm" svg:y="2.55cm">
              <text:p text:style-name="P1"><text:span text:style-name="T1">CODPROF</text:span></text:p>
              <text:p text:style-name="P1"><text:span text:style-name="T2">NOMPROF</text:span></text:p>
              <text:p text:style-name="P1"><text:span text:style-name="T2">CODCURS1</text:span></text:p>
              <text:p text:style-name="P1"><text:span text:style-name="T2">CODASSIG1</text:span></text:p>
              <text:p text:style-name="P1"><text:span text:style-name="T2">CODCURS2</text:span></text:p>
              <text:p text:style-name="P1"><text:span text:style-name="T2">CODASSIG2</text:span></text:p>
              <text:p text:style-name="P1"><text:span text:style-name="T2">...</text:span></text:p>
              <text:p text:style-name="P1"><text:span text:style-name="T2">CODCURS10</text:span></text:p>
              <text:p text:style-name="P1"><text:span text:style-name="T2">CODASSIG10</text:span></text:p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2.85cm" svg:height="1.05cm" svg:x="10.65cm" svg:y="1.7cm">
              <draw:text-box>
                <text:p text:style-name="P3"><text:span text:style-name="T3">FPROF</text:span></text:p>
              </draw:text-box>
            </draw:frame>
          </draw:g>
        </draw:g>
        <draw:g>
          <draw:g>
            <draw:custom-shape draw:style-name="gr1" draw:text-style-name="P2" draw:layer="layout" svg:width="3.5cm" svg:height="4.85cm" svg:x="15cm" svg:y="2.55cm">
              <text:p text:style-name="P1"><text:span text:style-name="T1">CODCURS</text:span></text:p>
              <text:p text:style-name="P1"><text:span text:style-name="T2">NOMCURS</text:span></text:p>
              <text:p text:style-name="P1"><text:span text:style-name="T2">CODTUTOR</text:span></text:p>
              <text:p text:style-name="P1"><text:span text:style-name="T2">NOMTUTOR</text:span></text:p>
              <text:p text:style-name="P1"><text:span text:style-name="T2">CODASSIG1</text:span></text:p>
              <text:p text:style-name="P1"><text:span text:style-name="T2">CODASSIG2</text:span></text:p>
              <text:p text:style-name="P1"><text:span text:style-name="T2">...</text:span></text:p>
              <text:p text:style-name="P1"><text:span text:style-name="T2">CODCURS17</text:span></text:p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2.85cm" svg:height="1.05cm" svg:x="15.45cm" svg:y="1.7cm">
              <draw:text-box>
                <text:p text:style-name="P3"><text:span text:style-name="T3">FCURS</text:span></text:p>
              </draw:text-box>
            </draw:frame>
          </draw:g>
        </draw:g>
        <draw:frame draw:style-name="gr3" draw:text-style-name="P5" draw:layer="layout" svg:width="6.2cm" svg:height="1cm" svg:x="0.8cm" svg:y="0.9cm">
          <draw:text-box>
            <text:p text:style-name="P5"><text:span text:style-name="T4">SITUACIÓ INICIAL:</text:span></text:p>
          </draw:text-box>
        </draw:frame>
        <draw:line draw:style-name="gr4" draw:text-style-name="P6" draw:layer="layout" svg:x1="1cm" svg:y1="9cm" svg:x2="20cm" svg:y2="8.9cm">
          <text:p/>
        </draw:line>
        <draw:frame draw:style-name="gr5" draw:text-style-name="P7" draw:layer="layout" svg:width="17.888cm" svg:height="0.8cm" svg:x="0.8cm" svg:y="8.1cm">
          <draw:text-box>
            <text:p><text:span text:style-name="T5">FGAL i FASSIG estan en 1FN, però FPROF i FCURS, no estan en 1FN ja que tenen vectors</text:span></text:p>
          </draw:text-box>
        </draw:frame>
        <draw:g>
          <draw:custom-shape draw:style-name="gr1" draw:text-style-name="P2" draw:layer="layout" svg:width="3cm" svg:height="4.3cm" svg:x="1cm" svg:y="10.9cm">
            <text:p text:style-name="P1"><text:span text:style-name="T1">CODAL</text:span></text:p>
            <text:p text:style-name="P1"><text:span text:style-name="T2">NUMEX</text:span></text:p>
            <text:p text:style-name="P1"><text:span text:style-name="T2">COGNOM1</text:span></text:p>
            <text:p text:style-name="P1"><text:span text:style-name="T2">COGNOM2</text:span></text:p>
            <text:p text:style-name="P1"><text:span text:style-name="T2">NOM</text:span></text:p>
            <text:p text:style-name="P1"><text:span text:style-name="T2">CODCURS</text:span></text:p>
            <text:p text:style-name="P1"><text:span text:style-name="T2">NOMCURS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2.3cm" svg:height="1.05cm" svg:x="1.35cm" svg:y="10cm">
            <draw:text-box>
              <text:p text:style-name="P3"><text:span text:style-name="T3">FGAL</text:span></text:p>
            </draw:text-box>
          </draw:frame>
        </draw:g>
        <draw:g>
          <draw:custom-shape draw:style-name="gr1" draw:text-style-name="P4" draw:layer="layout" svg:width="3.027cm" svg:height="3.7cm" svg:x="4.173cm" svg:y="10.9cm">
            <text:p text:style-name="P1"><text:span text:style-name="T1">CODCURS</text:span></text:p>
            <text:p text:style-name="P1"><text:span text:style-name="T1">CODASSIG</text:span></text:p>
            <text:p text:style-name="P1"><text:span text:style-name="T2">NOMCURS</text:span></text:p>
            <text:p text:style-name="P1"><text:span text:style-name="T2">NOMASSIG</text:span></text:p>
            <text:p text:style-name="P1"><text:span text:style-name="T2">CODPROF</text:span></text:p>
            <text:p text:style-name="P1"><text:span text:style-name="T2">NOMPRO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3.649cm" svg:height="1.05cm" svg:x="4.151cm" svg:y="10cm">
            <draw:text-box>
              <text:p text:style-name="P3"><text:span text:style-name="T3">FASSIGN</text:span></text:p>
            </draw:text-box>
          </draw:frame>
        </draw:g>
        <draw:g>
          <draw:g>
            <draw:custom-shape draw:style-name="gr1" draw:text-style-name="P2" draw:layer="layout" svg:width="3cm" svg:height="2.15cm" svg:x="9.9cm" svg:y="13.75cm">
              <text:p text:style-name="P1"><text:span text:style-name="T1">CODPROF</text:span></text:p>
              <text:p text:style-name="P1"><text:span text:style-name="T6">CODCURS</text:span></text:p>
              <text:p text:style-name="P1"><text:span text:style-name="T1">CODASSIG</text:span></text:p>
              <draw:enhanced-geometry svg:viewBox="0 0 21600 21600" draw:type="rectangle" draw:enhanced-path="M 0 0 L 21600 0 21600 21600 0 21600 0 0 Z N"/>
            </draw:custom-shape>
            <draw:frame draw:style-name="gr6" draw:text-style-name="P8" draw:layer="layout" svg:width="3.95cm" svg:height="0.806cm" svg:x="9.45cm" svg:y="12.9cm">
              <draw:text-box>
                <text:p text:style-name="P8"><text:span text:style-name="T7">FPROF-ASSIG</text:span></text:p>
              </draw:text-box>
            </draw:frame>
          </draw:g>
        </draw:g>
        <draw:g>
          <draw:g>
            <draw:custom-shape draw:style-name="gr1" draw:text-style-name="P2" draw:layer="layout" svg:width="3.5cm" svg:height="1.55cm" svg:x="16.5cm" svg:y="14.05cm">
              <text:p text:style-name="P1"><text:span text:style-name="T1">CODCURS</text:span></text:p>
              <text:p text:style-name="P1"><text:span text:style-name="T1">CODASSIG</text:span></text:p>
              <draw:enhanced-geometry svg:viewBox="0 0 21600 21600" draw:type="rectangle" draw:enhanced-path="M 0 0 L 21600 0 21600 21600 0 21600 0 0 Z N"/>
            </draw:custom-shape>
            <draw:frame draw:style-name="gr2" draw:text-style-name="P8" draw:layer="layout" svg:width="4.05cm" svg:height="1.05cm" svg:x="16.317cm" svg:y="13.28cm">
              <draw:text-box>
                <text:p text:style-name="P8"><text:span text:style-name="T7">FCURS-ASSIG</text:span></text:p>
              </draw:text-box>
            </draw:frame>
          </draw:g>
        </draw:g>
        <draw:frame draw:style-name="gr3" draw:text-style-name="P3" draw:layer="layout" svg:width="6.2cm" svg:height="1cm" svg:x="0.7cm" svg:y="9cm">
          <draw:text-box>
            <text:p text:style-name="P3">1FN:</text:p>
          </draw:text-box>
        </draw:frame>
        <draw:g>
          <draw:g>
            <draw:custom-shape draw:style-name="gr1" draw:text-style-name="P2" draw:layer="layout" svg:width="2.901cm" svg:height="2.15cm" svg:x="7.299cm" svg:y="10.85cm">
              <text:p text:style-name="P1"><text:span text:style-name="T1">CODPROF</text:span></text:p>
              <text:p text:style-name="P1"><text:span text:style-name="T2">NOMPROF</text:span></text:p>
              <text:p text:style-name="P1"><text:span text:style-name="T2"/></text:p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2.85cm" svg:height="1.05cm" svg:x="7.749cm" svg:y="10cm">
              <draw:text-box>
                <text:p text:style-name="P3"><text:span text:style-name="T3">FPROF</text:span></text:p>
              </draw:text-box>
            </draw:frame>
          </draw:g>
        </draw:g>
        <draw:g>
          <draw:g>
            <draw:custom-shape draw:style-name="gr1" draw:text-style-name="P4" draw:layer="layout" svg:width="3.5cm" svg:height="2.55cm" svg:x="13.199cm" svg:y="10.85cm">
              <text:p text:style-name="P1"><text:span text:style-name="T1">CODCURS</text:span></text:p>
              <text:p text:style-name="P1"><text:span text:style-name="T2">NOMCURS</text:span></text:p>
              <text:p text:style-name="P1"><text:span text:style-name="T2">CODTUTOR</text:span></text:p>
              <text:p text:style-name="P1"><text:span text:style-name="T2">NOMTUT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3" draw:layer="layout" svg:width="2.85cm" svg:height="1.05cm" svg:x="13.649cm" svg:y="10cm">
              <draw:text-box>
                <text:p text:style-name="P3"><text:span text:style-name="T3">FCURS</text:span></text:p>
              </draw:text-box>
            </draw:frame>
          </draw:g>
        </draw:g>
        <draw:line draw:style-name="gr8" draw:text-style-name="P6" draw:layer="layout" svg:x1="11.2cm" svg:y1="8cm" svg:x2="9.6cm" svg:y2="10cm">
          <text:p/>
        </draw:line>
        <draw:line draw:style-name="gr8" draw:text-style-name="P6" draw:layer="layout" svg:x1="11.5cm" svg:y1="8cm" svg:x2="11.5cm" svg:y2="13cm">
          <text:p/>
        </draw:line>
        <draw:line draw:style-name="gr8" draw:text-style-name="P6" draw:layer="layout" svg:x1="16.4cm" svg:y1="7.5cm" svg:x2="15.3cm" svg:y2="10.1cm">
          <text:p/>
        </draw:line>
        <draw:line draw:style-name="gr8" draw:text-style-name="P6" draw:layer="layout" svg:x1="16.9cm" svg:y1="7.5cm" svg:x2="18.2cm" svg:y2="13.3cm">
          <text:p/>
        </draw:line>
        <draw:line draw:style-name="gr9" draw:text-style-name="P6" draw:layer="layout" svg:x1="20cm" svg:y1="12.8cm" svg:x2="16.4cm" svg:y2="16cm">
          <text:p/>
        </draw:line>
        <draw:line draw:style-name="gr9" draw:text-style-name="P6" draw:layer="layout" svg:x1="16.9cm" svg:y1="12.8cm" svg:x2="20cm" svg:y2="15.9cm">
          <text:p/>
        </draw:line>
        <draw:frame draw:style-name="gr10" draw:text-style-name="P7" draw:layer="layout" svg:width="16.6cm" svg:height="1.199cm" svg:x="0.8cm" svg:y="16.4cm">
          <draw:text-box>
            <text:p><text:span text:style-name="T5">Les 2 de dalt donen lloc a les 4 de baix. Però observeu que ens ha eixit una repetida. </text:span></text:p>
            <text:p><text:span text:style-name="T5">Ens quedem amb la més completa</text:span></text:p>
          </draw:text-box>
        </draw:frame>
        <draw:line draw:style-name="gr4" draw:text-style-name="P6" draw:layer="layout" svg:x1="0.999cm" svg:y1="17.599cm" svg:x2="19.999cm" svg:y2="17.4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04T19:32:22</meta:creation-date>
    <dc:date>2015-11-04T20:25:14</dc:date>
    <meta:editing-duration>PT18M8S</meta:editing-duration>
    <meta:editing-cycles>2</meta:editing-cycles>
    <meta:generator>LibreOffice/3.5$Linux_X86_64 LibreOffice_project/350m1$Build-2</meta:generator>
    <meta:document-statistic meta:object-count="48"/>
  </office:meta>
</office:document-meta>
</file>